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000000228EDCA1334854E3CC2.png" manifest:media-type="image/png"/>
  <manifest:file-entry manifest:full-path="Pictures/100000000000013700000203DBC1EE64EA0A1825.png" manifest:media-type="image/png"/>
  <manifest:file-entry manifest:full-path="Pictures/100000000000013F000001F69CB48C8764E97173.png" manifest:media-type="image/png"/>
  <manifest:file-entry manifest:full-path="Pictures/10000000000002680000037BA4E69F5C5483F42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0f6e" officeooo:paragraph-rsid="000c0f6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><draw:frame draw:style-name="fr3" draw:name="Image1" text:anchor-type="char" svg:width="13.21cm" svg:height="11.686cm" draw:z-index="0"><draw:image xlink:href="Pictures/100000000000027000000228EDCA1334854E3CC2.png" xlink:type="simple" xlink:show="embed" xlink:actuate="onLoad" draw:mime-type="image/png"/></draw:frame>2)</text:p>
      <text:p text:style-name="P1"><draw:frame draw:style-name="fr1" draw:name="Image2" text:anchor-type="char" svg:width="6.752cm" svg:height="10.626cm" draw:z-index="1"><draw:image xlink:href="Pictures/100000000000013F000001F69CB48C8764E97173.png" xlink:type="simple" xlink:show="embed" xlink:actuate="onLoad" draw:mime-type="image/png"/></draw:frame>3)</text:p>
      <text:p text:style-name="P1"><draw:frame draw:style-name="fr2" draw:name="Image3" text:anchor-type="char" svg:y="-1.332cm" svg:width="6.583cm" svg:height="10.901cm" draw:z-index="2"><draw:image xlink:href="Pictures/100000000000013700000203DBC1EE64EA0A1825.png" xlink:type="simple" xlink:show="embed" xlink:actuate="onLoad" draw:mime-type="image/png"/></draw:frame><text:soft-page-break/>4)</text:p>
      <text:p text:style-name="P1"/>
      <text:p text:style-name="P1"><draw:frame draw:style-name="fr1" draw:name="Image4" text:anchor-type="char" svg:width="13.039cm" svg:height="18.861cm" draw:z-index="3"><draw:image xlink:href="Pictures/10000000000002680000037BA4E69F5C5483F42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2T14:15:05.787000000</dc:date>
    <meta:editing-duration>PT4M16S</meta:editing-duration>
    <meta:editing-cycles>1</meta:editing-cycles>
    <meta:document-statistic meta:table-count="0" meta:image-count="4" meta:object-count="0" meta:page-count="3" meta:paragraph-count="4" meta:word-count="4" meta:character-count="8" meta:non-whitespace-character-count="8"/>
    <meta:generator>LibreOffice/7.2.1.2$Windows_X86_64 LibreOffice_project/87b77fad49947c1441b67c559c339af8f3517e22</meta:generator>
  </office:meta>
</office:document-meta>
</file>